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application/rdf+xml" manifest:full-path="manifest.rd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TeX Gyre Termes" svg:font-family="TeX Gyre Termes"/>
  </office:font-face-decls>
  <office:automatic-styles>
    <style:style style:family="text" style:name="T1" style:display-name="T1">
      <style:text-properties fo:language="en" fo:country="US"/>
    </style:style>
    <style:style style:family="text" style:name="T2" style:display-name="T2">
      <style:text-properties fo:color="#000000" style:font-name="TeX Gyre Termes" fo:font-size="12pt" fo:language="en" fo:country="US" fo:font-weight="normal"/>
    </style:style>
    <style:style style:family="paragraph" style:name="P2" style:display-name="P2" style:parent-style-name="Normal">
      <style:paragraph-properties fo:line-height="200%"/>
      <style:text-properties fo:font-size="12pt"/>
    </style:style>
    <style:style style:family="paragraph" style:name="P3" style:display-name="P3" style:parent-style-name="Normal">
      <style:paragraph-properties fo:line-height="200%" fo:margin-top="0in" fo:margin-bottom="0in"/>
      <style:text-properties fo:font-size="12pt"/>
    </style:style>
    <style:style style:family="paragraph" style:name="P4" style:display-name="P4" style:parent-style-name="Normal">
      <style:paragraph-properties fo:text-align="center" fo:line-height="200%" fo:margin-top="0in" fo:margin-bottom="0in"/>
      <style:text-properties fo:font-size="12pt"/>
    </style:style>
    <style:style style:family="paragraph" style:name="P1" style:display-name="P1">
      <style:paragraph-properties fo:break-before="page"/>
    </style:style>
    <style:style style:family="section" style:name="Sect1" style:display-name="Sect1">
      <style:section-properties text:dont-balance-text-columns="true">
        <style:columns fo:column-count="1" fo:column-gap="0in"/>
      </style:section-properties>
    </style:style>
    <style:page-layout style:name="PLayout2">
      <style:page-layout-properties fo:margin-top="0.000000cm" fo:margin-bottom="1in" fo:margin-left="1in" fo:margin-right="1in"/>
      <style:header-style>
        <style:header-footer-properties svg:height="3.708908cm"/>
      </style:header-style>
    </style:page-layout>
    <style:page-layout style:name="Standard">
      <style:page-layout-properties fo:margin-top="0.000000cm" fo:margin-bottom="1in" fo:margin-left="1in" fo:margin-right="1in"/>
      <style:header-style>
        <style:header-footer-properties svg:height="3.708908cm"/>
      </style:header-style>
    </style:page-layout>
  </office:automatic-styles>
  <office:body>
    <office:text>
      <text:section text:style-name="Sect1" text:name="Section1">
        <text:p text:style-name="P1"/>
        <text:p text:style-name="P2">Edgar Tejada</text:p>
        <text:p text:style-name="P3">Dr. Wilson</text:p>
        <text:p text:style-name="P3"><text:span text:style-name="T1">Writing</text:span> 117: Writing for the Social Sciences</text:p>
        <text:p text:style-name="P3">20 May 2019</text:p>
        <text:p text:style-name="P4">The Monster that Eats Medical School Applicants</text:p>
        <text:p text:style-name="P3">Introduction:</text:p>
        <text:p text:style-name="P3"><text:tab/>A few months ago I was tasked with selecting an on campus ethnographic group that was both accessible, but challenging to study. I keyed in on pre-health organizations I saw a club fair event ; I chose them as alien-enough subjects such that I wanted to observe them in wild. After quite a few ignored emails and cold trails, I got a positive response from one of the super-packs of premedical students on campus. Once I was <text:span text:style-name="T2">(reluctantly) </text:span>welcomed by the local American Medical Student Association (AMSA) chapter, <text:span text:style-name="T2">I recorded and observed </text:span>them for a month and a half. I entered with just a fanciful curiosity of what the tract to doctorhood was like, but I left deeply concerned for the academic and social well being of my subjects. I quickly learned that most of young aspiring subjects 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  <style:font-face style:name="CG Times" svg:font-family="CG Times"/>
    <style:font-face style:name="Caladea" svg:font-family="Caladea"/>
    <style:font-face style:name="Times New Roman" svg:font-family="Times New Roman"/>
  </office:font-face-decls>
  <office:styles>
    <style:default-style style:family="paragraph">
      <style:paragraph-properties style:tab-stop-distance="0.5in"/>
    </style:default-style>
    <style:style style:family="paragraph" style:name="Text-body" style:display-name="Text body" style:parent-style-name="Normal" style:next-style-name="Text-body">
      <style:paragraph-properties fo:line-height="120%" fo:margin-top="0in" fo:margin-bottom="0.0972in"/>
    </style:style>
    <style:style style:family="paragraph" style:name="Normal" style:display-name="Normal"/>
    <style:style style:family="paragraph" style:name="Heading-1" style:display-name="Heading 1" style:parent-style-name="normal" style:next-style-name="Normal">
      <style:paragraph-properties fo:line-height="100%" fo:margin-top="0.278in" fo:margin-bottom="0.0835in" fo:keep-with-next="always"/>
      <style:text-properties fo:font-size="20pt"/>
    </style:style>
    <style:style style:family="paragraph" style:name="Subtitle" style:display-name="Subtitle" style:parent-style-name="normal" style:next-style-name="Normal">
      <style:paragraph-properties fo:line-height="100%" fo:margin-top="0in" fo:margin-bottom="0.222in" fo:keep-with-next="always"/>
      <style:text-properties fo:color="#666666" style:font-name="Arial" fo:font-size="15pt"/>
    </style:style>
    <style:style style:family="paragraph" style:name="Heading-6" style:display-name="Heading 6" style:parent-style-name="normal" style:next-style-name="Normal">
      <style:paragraph-properties fo:line-height="100%" fo:margin-top="0.1665in" fo:margin-bottom="0.0555in" fo:keep-with-next="always"/>
      <style:text-properties fo:color="#666666" fo:font-size="11pt" fo:font-style="italic"/>
    </style:style>
    <style:style style:family="paragraph" style:name="Contents-4" style:display-name="Contents 4" style:parent-style-name="Normal" style:next-style-name="Normal">
      <style:paragraph-properties fo:text-indent="-0.3in" fo:margin-left="2in" fo:margin-right="0in"/>
    </style:style>
    <style:style style:family="paragraph" style:name="normal" style:display-name="normal" style:next-style-name="normal">
      <style:paragraph-properties fo:text-align="left" fo:widows="2" fo:orphans="2" style:writing-mode="lr"/>
    </style:style>
    <style:style style:family="paragraph" style:name="Contents-1" style:display-name="Contents 1" style:parent-style-name="Normal" style:next-style-name="Normal">
      <style:paragraph-properties fo:text-indent="-0.3in" fo:margin-left="0.5in" fo:margin-right="0in"/>
    </style:style>
    <style:style style:family="paragraph" style:name="Header" style:display-name="Header" style:parent-style-name="Normal" style:next-style-name="Header">
      <style:paragraph-properties>
        <style:tab-stops>
          <style:tab-stop style:type="center" style:position="3.738889in"/>
          <style:tab-stop style:type="right" style:position="7.480556in"/>
        </style:tab-stops>
      </style:paragraph-properties>
    </style:style>
    <style:style style:family="paragraph" style:name="Heading-2" style:display-name="Heading 2" style:parent-style-name="normal" style:next-style-name="Normal">
      <style:paragraph-properties fo:line-height="100%" fo:margin-top="0.25in" fo:margin-bottom="0.0835in" fo:keep-with-next="always"/>
      <style:text-properties fo:font-size="16pt" fo:font-weight="normal"/>
    </style:style>
    <style:style style:family="paragraph" style:name="Heading-3" style:display-name="Heading 3" style:parent-style-name="normal" style:next-style-name="Normal">
      <style:paragraph-properties fo:line-height="100%" fo:margin-top="0.222in" fo:margin-bottom="0.0555in" fo:keep-with-next="always"/>
      <style:text-properties fo:color="#434343" fo:font-size="14pt" fo:font-weight="normal"/>
    </style:style>
    <style:style style:family="paragraph" style:name="Heading-4" style:display-name="Heading 4" style:parent-style-name="normal" style:next-style-name="Normal">
      <style:paragraph-properties fo:line-height="100%" fo:margin-top="0.1945in" fo:margin-bottom="0.0555in" fo:keep-with-next="always"/>
      <style:text-properties fo:color="#666666" fo:font-size="12pt"/>
    </style:style>
    <style:style style:family="paragraph" style:name="Heading-5" style:display-name="Heading 5" style:parent-style-name="normal" style:next-style-name="Normal">
      <style:paragraph-properties fo:line-height="100%" fo:margin-top="0.1665in" fo:margin-bottom="0.0555in" fo:keep-with-next="always"/>
      <style:text-properties fo:color="#666666" fo:font-size="11pt"/>
    </style:style>
    <style:style style:family="paragraph" style:name="Heading" style:display-name="Heading" style:parent-style-name="Normal" style:next-style-name="Text-body">
      <style:paragraph-properties fo:margin-top="0.1665in" fo:margin-bottom="0.0835in" fo:keep-with-next="always"/>
      <style:text-properties style:font-name="Caladea" fo:font-size="14pt"/>
    </style:style>
    <style:style style:family="paragraph" style:name="Contents-2" style:display-name="Contents 2" style:parent-style-name="Normal" style:next-style-name="Normal">
      <style:paragraph-properties fo:text-indent="-0.3in" fo:margin-left="1in" fo:margin-right="0in"/>
    </style:style>
    <style:style style:family="paragraph" style:name="Contents-3" style:display-name="Contents 3" style:parent-style-name="Normal" style:next-style-name="Normal">
      <style:paragraph-properties fo:text-indent="-0.3in" fo:margin-left="1.5in" fo:margin-right="0in"/>
    </style:style>
    <style:style style:family="paragraph" style:name="Caption" style:display-name="Caption" style:parent-style-name="Normal" style:next-style-name="Caption">
      <style:paragraph-properties fo:margin-top="0.0835in" fo:margin-bottom="0.0835in"/>
      <style:text-properties fo:font-size="12pt" fo:font-style="italic"/>
    </style:style>
    <style:style style:family="paragraph" style:name="Title" style:display-name="Title" style:parent-style-name="normal" style:next-style-name="Normal">
      <style:paragraph-properties fo:line-height="100%" fo:margin-top="0in" fo:margin-bottom="0.0417in" fo:keep-with-next="always"/>
      <style:text-properties fo:font-size="26pt"/>
    </style:style>
  </office:styles>
  <office:automatic-styles>
    <style:style style:family="text" style:name="T1" style:display-name="T1">
      <style:text-properties style:font-name="Times New Roman" fo:font-size="12pt"/>
    </style:style>
    <style:style style:family="paragraph" style:name="P2" style:display-name="P2" style:parent-style-name="Normal">
      <style:paragraph-properties fo:text-indent="0in" fo:margin-left="5.5in" fo:margin-right="0in" fo:margin-top="0in" fo:margin-bottom="0in"/>
      <style:text-properties style:font-name="CG Times" fo:font-size="12pt"/>
    </style:style>
    <style:style style:family="paragraph" style:name="P3" style:display-name="P3" style:parent-style-name="Normal">
      <style:paragraph-properties fo:text-indent="0in" fo:margin-left="5.5in" fo:margin-right="0in" fo:margin-top="0in" fo:margin-bottom="0in"/>
    </style:style>
    <style:style style:family="paragraph" style:name="P1" style:display-name="P1" style:parent-style-name="Normal">
      <style:paragraph-properties fo:text-align="end" fo:text-indent="0in" fo:margin-left="5.5in" fo:margin-right="0in" fo:margin-top="0in" fo:margin-bottom="0in"/>
      <style:text-properties style:font-name="CG Times" fo:font-size="12pt"/>
    </style:style>
    <style:page-layout style:name="Standard">
      <style:page-layout-properties fo:page-width="8.500000in" fo:page-height="11.000000in" style:print-orientation="portrait" fo:margin-top="0.000000cm" fo:margin-bottom="1in" fo:margin-left="1in" fo:margin-right="1in"/>
      <style:header-style>
        <style:header-footer-properties svg:height="3.708908cm"/>
      </style:header-style>
    </style:page-layout>
  </office:automatic-styles>
  <office:master-styles>
    <style:master-page style:name="Standard" style:page-layout-name="Standard">
      <style:header>
        <text:p text:style-name="P1"/>
        <text:p text:style-name="P2"/>
        <text:p text:style-name="P2"/>
        <text:p text:style-name="P3"><text:span text:style-name="T1"> <text:s text:c="4"/>Tejada </text:span><text:page-number>2</text:page-number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AbiWord/3.0.1 (unix, gtk)</meta:generator>
    <meta:creation-date>Tue Jan 29 22:24:38 2019
</meta:creation-date>
    <dc:date>Tue May 21 01:14:04 2019
</dc:date>
  </office:meta>
</office:document-meta>
</file>